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101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4.251cm"/>
    </style:style>
    <style:style style:name="Tabla1.D" style:family="table-column">
      <style:table-column-properties style:column-width="4.352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124cm" style:rel-column-width="8190*"/>
    </style:style>
    <style:style style:name="Tabla2.B" style:family="table-column">
      <style:table-column-properties style:column-width="2.125cm" style:rel-column-width="8192*"/>
    </style:style>
    <style:style style:name="Tabla2.F" style:family="table-column">
      <style:table-column-properties style:column-width="2.125cm" style:rel-column-width="8194*"/>
    </style:style>
    <style:style style:name="Tabla2.H" style:family="table-column">
      <style:table-column-properties style:column-width="2.125cm" style:rel-column-width="819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paragraph-rsid="0011538a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paragraph-rsid="0011538a" style:font-size-asian="12pt" style:font-size-complex="12pt"/>
    </style:style>
    <style:style style:name="P4" style:family="paragraph" style:parent-style-name="Standard">
      <style:text-properties style:font-name="Arial" fo:font-size="12pt" officeooo:rsid="0015ba9e" officeooo:paragraph-rsid="0015ba9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5ba9e" officeooo:paragraph-rsid="0015ba9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38642" officeooo:paragraph-rsid="001744e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38642" officeooo:paragraph-rsid="00138642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38642" officeooo:paragraph-rsid="001db456" style:font-size-asian="12pt" style:font-size-complex="12pt"/>
    </style:style>
    <style:style style:name="P9" style:family="paragraph" style:parent-style-name="Standard">
      <style:text-properties style:font-name="Arial" fo:font-size="12pt" officeooo:rsid="00138642" officeooo:paragraph-rsid="0013864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38642" officeooo:paragraph-rsid="0015011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38642" officeooo:paragraph-rsid="001db45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38642" officeooo:paragraph-rsid="0013864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38642" officeooo:paragraph-rsid="001dba2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38642" officeooo:paragraph-rsid="002039f7" style:font-size-asian="12pt" style:font-size-complex="12pt"/>
    </style:style>
    <style:style style:name="P15" style:family="paragraph" style:parent-style-name="Standard">
      <style:text-properties style:font-name="Arial" fo:font-size="12pt" officeooo:rsid="00138642" officeooo:paragraph-rsid="0015ba9e" style:font-size-asian="12pt" style:font-size-complex="12pt"/>
    </style:style>
    <style:style style:name="P16" style:family="paragraph" style:parent-style-name="Standard">
      <style:text-properties style:font-name="Arial" fo:font-size="12pt" officeooo:rsid="00123a5f" officeooo:paragraph-rsid="00123a5f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23a5f" officeooo:paragraph-rsid="001db45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23a5f" officeooo:paragraph-rsid="00123a5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14c62d" officeooo:paragraph-rsid="00167382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rsid="0014c62d" officeooo:paragraph-rsid="0014c6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officeooo:rsid="0014c62d" officeooo:paragraph-rsid="0015ba9e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14c62d" officeooo:paragraph-rsid="001dba21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14c62d" officeooo:paragraph-rsid="001fc91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officeooo:rsid="0014c62d" officeooo:paragraph-rsid="002039f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officeooo:rsid="0014c62d" officeooo:paragraph-rsid="0014c62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rsid="0014c62d" officeooo:paragraph-rsid="0015ba9e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rsid="0014c62d" officeooo:paragraph-rsid="001fc91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officeooo:rsid="0014c62d" officeooo:paragraph-rsid="002039f7" style:font-size-asian="12pt" style:font-size-complex="12pt"/>
    </style:style>
    <style:style style:name="P29" style:family="paragraph" style:parent-style-name="Standard">
      <style:text-properties style:font-name="Arial" fo:font-size="12pt" officeooo:rsid="00150116" officeooo:paragraph-rsid="00150116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rsid="00150116" officeooo:paragraph-rsid="001744eb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150116" officeooo:paragraph-rsid="002039f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officeooo:rsid="00150116" officeooo:paragraph-rsid="00150116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officeooo:rsid="00150116" officeooo:paragraph-rsid="0014c62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1744eb" officeooo:paragraph-rsid="001744eb" style:font-size-asian="12pt" style:font-size-complex="12pt"/>
    </style:style>
    <style:style style:name="P35" style:family="paragraph" style:parent-style-name="Standard">
      <style:text-properties style:font-name="Arial" fo:font-size="12pt" officeooo:rsid="001744eb" officeooo:paragraph-rsid="001744e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officeooo:rsid="001744eb" officeooo:paragraph-rsid="001ca1e4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1abe1a" officeooo:paragraph-rsid="001abe1a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officeooo:rsid="001abe1a" officeooo:paragraph-rsid="001abe1a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officeooo:rsid="001fc918" officeooo:paragraph-rsid="001fc918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rsid="001fc918" officeooo:paragraph-rsid="002039f7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officeooo:rsid="002039f7" officeooo:paragraph-rsid="002039f7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67382" officeooo:paragraph-rsid="0016738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744eb" officeooo:paragraph-rsid="0016738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1744eb" officeooo:paragraph-rsid="001abe1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paragraph-rsid="001ca1e4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officeooo:rsid="00167382" officeooo:paragraph-rsid="00167382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67382" officeooo:paragraph-rsid="00167382" style:font-size-asian="12pt" style:font-weight-asian="normal" style:font-size-complex="12pt" style:font-weight-complex="normal"/>
    </style:style>
    <style:style style:name="P49" style:family="paragraph" style:parent-style-name="Title">
      <style:text-properties fo:font-size="32pt" officeooo:paragraph-rsid="001db456" style:font-size-asian="32pt" style:font-size-complex="32pt"/>
    </style:style>
    <style:style style:name="P50" style:family="paragraph" style:parent-style-name="Standard">
      <style:paragraph-properties fo:margin-top="0.402cm" fo:margin-bottom="0.402cm" loext:contextual-spacing="false" fo:text-align="center" style:justify-single-word="false"/>
      <style:text-properties style:font-name="Arial" fo:font-size="12pt" officeooo:rsid="00138642" officeooo:paragraph-rsid="0015ba9e" style:font-size-asian="12pt" style:font-size-complex="12pt"/>
    </style:style>
    <style:style style:name="P51" style:family="paragraph" style:parent-style-name="Text_20_body" style:master-page-name="">
      <style:paragraph-properties fo:text-align="justify" style:justify-single-word="false" style:page-number="auto"/>
      <style:text-properties style:font-name="Arial" officeooo:paragraph-rsid="001fc918"/>
    </style:style>
    <style:style style:name="P52" style:family="paragraph" style:parent-style-name="Text_20_body">
      <style:paragraph-properties fo:text-align="center" style:justify-single-word="false"/>
      <style:text-properties style:font-name="Arial" fo:font-style="italic" officeooo:rsid="0019e2bd" officeooo:paragraph-rsid="001fc918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2pt" fo:font-style="italic" fo:font-weight="normal" officeooo:rsid="0019e2bd" officeooo:paragraph-rsid="001fc918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1538a" style:font-size-asian="12pt" style:font-size-complex="12pt"/>
    </style:style>
    <style:style style:name="P55" style:family="paragraph">
      <loext:graphic-properties draw:fill-color="#000000"/>
      <style:paragraph-properties fo:text-align="center"/>
    </style:style>
    <style:style style:name="T1" style:family="text">
      <style:text-properties officeooo:rsid="00138642"/>
    </style:style>
    <style:style style:name="T2" style:family="text">
      <style:text-properties officeooo:rsid="0015ba9e"/>
    </style:style>
    <style:style style:name="T3" style:family="text">
      <style:text-properties officeooo:rsid="0016738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db456"/>
    </style:style>
    <style:style style:name="T7" style:family="text">
      <style:text-properties officeooo:rsid="001744eb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fc918"/>
    </style:style>
    <style:style style:name="T10" style:family="text">
      <style:text-properties officeooo:rsid="001abe1a"/>
    </style:style>
    <style:style style:name="T11" style:family="text">
      <style:text-properties officeooo:rsid="001bf42c"/>
    </style:style>
    <style:style style:name="T12" style:family="text">
      <style:text-properties officeooo:rsid="00150116"/>
    </style:style>
    <style:style style:name="T13" style:family="text">
      <style:text-properties officeooo:rsid="0014c62d"/>
    </style:style>
    <style:style style:name="T14" style:family="text">
      <style:text-properties officeooo:rsid="001ca1e4"/>
    </style:style>
    <style:style style:name="T15" style:family="text">
      <style:text-properties style:font-name="Arial"/>
    </style:style>
    <style:style style:name="T16" style:family="text">
      <style:text-properties style:font-name="Arial" fo:font-size="12pt" officeooo:rsid="0015ba9e" style:font-size-asian="12pt" style:font-size-complex="12pt"/>
    </style:style>
    <style:style style:name="T17" style:family="text">
      <style:text-properties style:font-name="Arial" fo:font-size="12pt" officeooo:rsid="001ca1e4" style:font-size-asian="12pt" style:font-size-complex="12pt"/>
    </style:style>
    <style:style style:name="T18" style:family="text">
      <style:text-properties officeooo:rsid="001db456"/>
    </style:style>
    <style:style style:name="T19" style:family="text">
      <style:text-properties officeooo:rsid="001dba21"/>
    </style:style>
    <style:style style:name="T20" style:family="text">
      <style:text-properties style:text-underline-style="none"/>
    </style:style>
    <style:style style:name="T21" style:family="text">
      <style:text-properties officeooo:rsid="002039f7"/>
    </style:style>
    <style:style style:name="T22" style:family="text">
      <style:text-properties officeooo:rsid="00206f5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6">PRÁCTICA 1:</text:span><text:span text:style-name="T18"> </text:span></text:p>
      <text:p text:style-name="P49">Análisis de la acidez de una leche comercial </text:p>
      <text:p text:style-name="Text_20_body"/>
      <text:p text:style-name="Text_20_body"/>
      <text:p text:style-name="P2"/>
      <text:p text:style-name="P51"><text:span text:style-name="T5">Apellidos y Nombres:</text:span> </text:p>
      <text:p text:style-name="P52">JAIME OSÉS AZCONA</text:p>
      <text:p text:style-name="P53">SANTIAGO ORONOZ SAZ</text:p>
      <text:p text:style-name="P3"/>
      <text:p text:style-name="P3"/>
      <text:h text:style-name="Heading_20_1" text:outline-level="1">Objetivos </text:h>
      <text:p text:style-name="P3"/>
      <text:list xml:id="list3378600595" text:style-name="L1">
        <text:list-item>
          <text:p text:style-name="P54">Practicar con conceptos como ácido y base en disolución acuosa, escala de pH, valoración ácido-base, punto de equivalencia, indicadores y disoluciones patrón. </text:p>
        </text:list-item>
        <text:list-item>
          <text:p text:style-name="P54">Realizar cálculos de concentración para preparar una disolución. <text:s/></text:p>
        </text:list-item>
        <text:list-item>
          <text:p text:style-name="P54">Conocer y utilizar el método volumétrico para realizar una valoración de una base fuerte con un patrón primario. </text:p>
        </text:list-item>
      </text:list>
      <text:p text:style-name="P3"/>
      <text:p text:style-name="P3"/>
      <text:h text:style-name="Heading_20_1" text:outline-level="1">Introducción</text:h>
      <text:p text:style-name="P5">En esta pr<text:span text:style-name="T14">á</text:span>ctica analizaremos la acidez de una leche comercial mediante una valoración ácido-base.</text:p>
      <text:p text:style-name="P5">En dicha valoración mezclaremos los dos reactivos con proporciones estequ<text:span text:style-name="T14">i</text:span>om<text:span text:style-name="T14">é</text:span>tricas, de tal forma que con la ayuda de una bureta, iremos añadiendo hasta alcanzar un cambio, el cambio se podrá observar debido al cambio brusco de color, convirtiéndose la disolución a un tono rosado.</text:p>
      <text:p text:style-name="P45"><text:span text:style-name="T16">En esta valoración la </text:span><text:span text:style-name="T15">fenolftaleína </text:span><text:span text:style-name="T16">ser</text:span><text:span text:style-name="T17">á</text:span><text:span text:style-name="T16"> la empleada para detectar el cambio, también nos podemos ayudar de un </text:span><text:span text:style-name="T17">p</text:span><text:span text:style-name="T16">Hmetro ya que el intervalo es de 8-10 en la escala del </text:span><text:span text:style-name="T17">p</text:span><text:span text:style-name="T16">H.</text:span></text:p>
      <text:p text:style-name="P4"/>
      <text:p text:style-name="P6"><draw:line text:anchor-type="paragraph" draw:z-index="5" draw:name="Forma1" draw:style-name="gr1" draw:text-style-name="P55" svg:x1="8.033cm" svg:y1="0.24cm" svg:x2="9.068cm" svg:y2="0.256cm"><text:p/></draw:line><text:span text:style-name="T12">CH3-CHOH-COOH</text:span> + NaOH <text:s text:c="9"/><text:span text:style-name="T13"><text:s text:c="3"/>CH3-CHOH-COONa</text:span>+ H2O </text:p>
      <text:p text:style-name="P6"/>
      <text:p text:style-name="P4">Finalmente la relación es<text:span text:style-name="T14">tequiométrica</text:span> sera de 1 a 1.</text:p>
      <text:p text:style-name="P4"/>
      <text:p text:style-name="P16"/>
      <text:h text:style-name="Heading_20_1" text:outline-level="1"><text:soft-page-break/><text:span text:style-name="T2">Pr</text:span>ocedimiento</text:h>
      <text:p text:style-name="P18"/>
      <text:p text:style-name="P18">Tenemos que preparar una disolución 0,05 M de NaOH. Para ello prepararemos primero una disolución 0,25 M y la diluiremos hasta conseguir la deseada (0,05M).</text:p>
      <text:p text:style-name="P17">Para preparar <text:span text:style-name="T1">la disolución 0,25 M introduciremos 1 g de NaOH </text:span>en un matraz <text:span text:style-name="T1">aforado de 100 mL y añadiremos agua destilada hasta la linea de aforo , ya que al tener una masa molar de 40 g/mol y al necesitar preparar 100 mL de disolución, esta es la cantidad necesaria para que dicha disolución sea 0,25 M .</text:span></text:p>
      <text:p text:style-name="P11"/>
      <text:p text:style-name="P8">0,25 M ·<draw:frame draw:style-name="fr1" draw:name="Objeto1" text:anchor-type="as-char" svg:y="-0.619cm" svg:width="1.189cm" svg:height="0.998cm" draw:z-index="0"><draw:object xlink:href="./Object 1" xlink:type="simple" xlink:show="embed" xlink:actuate="onLoad"/><draw:image xlink:href="./ObjectReplacements/Object 1" xlink:type="simple" xlink:show="embed" xlink:actuate="onLoad"/></draw:frame>= 0,025 mol de NaOH · <draw:frame draw:style-name="fr1" draw:name="Objeto2" text:anchor-type="as-char" svg:y="-0.619cm" svg:width="1.189cm" svg:height="0.998cm" draw:z-index="1"><draw:object xlink:href="./Object 2" xlink:type="simple" xlink:show="embed" xlink:actuate="onLoad"/><draw:image xlink:href="./ObjectReplacements/Object 2" xlink:type="simple" xlink:show="embed" xlink:actuate="onLoad"/></draw:frame>= 1 g NaOH </text:p>
      <text:p text:style-name="P9"/>
      <text:p text:style-name="P12">De esta muestra 0,25 M cogeremos una quinta parte para que así la disolución sea <text:s text:c="5"/>0,05 M, es decir 20 mL de dicha disolución y llenaremos el matraz hasta la linea de aforo (100 mL).</text:p>
      <text:p text:style-name="P12"/>
      <text:p text:style-name="P12">Ahora pasaremos a valorar la muestra de NaOH para determinar su verdadera mo<text:span text:style-name="T19">l</text:span>a<text:span text:style-name="T19">r</text:span>idad, ya que el NaOH no es un patrón primario. Para ello utilizaremos un<text:span text:style-name="T19">a disolución</text:span> <text:span text:style-name="T19">patrón</text:span> de ácido oxálico 0,08 M.</text:p>
      <text:p text:style-name="P12"/>
      <text:p text:style-name="P13">Introduciremos con una pipeta 5 mL de la disolución <text:span text:style-name="T19">patrón</text:span> de ácido oxálico 0,08 M en un erlenmeyer de 250 mL y añadiremos 5 gotas del indicador fenolftaleína y aproximadamente 30 mL de agua destilada. Poco a poco iremos añadiendo con una buereta la disolución de NaOH aprox. 0,05 M preparada anteriormente hasta que la mezcla tome un color rosado permanente. Esto ocurre porque la mezcla ha alcanzado el punto de equivalencia, lo que se indica cambiando de color debido a la reacción con el indicador (fenolftaleína) añadido anteriormente. <text:span text:style-name="T12">Cuando el punto de equivalencia se haya alcanzado, apuntaremos el volumen de la disolución de NaOH que se ha necesitado. Realizaremos varias medidas y haremos la media, para tener mas exactitud en la medida.</text:span></text:p>
      <text:p text:style-name="P13"/>
      <text:p text:style-name="P9">La reacción que tiene lugar es la siguiente :</text:p>
      <text:p text:style-name="P9"/>
      <text:p text:style-name="P7"><draw:line text:anchor-type="paragraph" draw:z-index="2" draw:name="Forma1" draw:style-name="gr1" draw:text-style-name="P55" svg:x1="7.786cm" svg:y1="0.24cm" svg:x2="8.851cm" svg:y2="0.24cm"><text:p/></draw:line>HOOC-COOH + 2NaOH <text:s text:c="9"/><text:span text:style-name="T13"><text:s text:c="3"/></text:span>NaOOC-COONa + 2H2O </text:p>
      <text:p text:style-name="P7"/>
      <text:p text:style-name="P25">Como la reacción tiene una estequiometr<text:span text:style-name="T19">í</text:span>a 1 a 2 podremos calcular la molaridad real de la disolución de NaOH con la siguiente formula: </text:p>
      <text:p text:style-name="P20"/>
      <text:p text:style-name="P20"><draw:frame draw:style-name="fr1" draw:name="Objeto3" text:anchor-type="as-char" svg:y="-0.377cm" svg:width="6.022cm" svg:height="0.467cm" draw:z-index="3"><draw:object xlink:href="./Object 3" xlink:type="simple" xlink:show="embed" xlink:actuate="onLoad"/><draw:image xlink:href="./ObjectReplacements/Object 3" xlink:type="simple" xlink:show="embed" xlink:actuate="onLoad"/></draw:frame>= <draw:frame draw:style-name="fr1" draw:name="Objeto4" text:anchor-type="as-char" svg:y="-0.377cm" svg:width="3.491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3"/>
      <text:p text:style-name="P10">Ahora pasaremos a valorar la muestra de <text:span text:style-name="T12">leche</text:span> para determinar <text:span text:style-name="T12">la concentración de ácido láctico que hay en ella. Para ello realizaremos el mismo proceso realizado con la disolución patrón de ácido carboxilico y la disolución de NaOH, pero esta vez con leche y la disolución anterior de NaOH, ahora sabiendo que su molaridad real es 0,044 M.</text:span></text:p>
      <text:p text:style-name="P32"/>
      <text:p text:style-name="P14">Introduciremos con una pipeta <text:span text:style-name="T12">20</text:span> mL de <text:span text:style-name="T12">leche</text:span> en un erlenmeyer de 250 mL y añadiremos 5 gotas del indicador fenolftale<text:span text:style-name="T19">í</text:span>na y aproximadamente <text:span text:style-name="T12">4</text:span>0 mL de agua destilada. Poco a poco iremos añadiendo con una buereta la disolución de NaOH 0,0<text:span text:style-name="T2">44</text:span> M preparada anteriormente hasta que la mezcla tome un color rosado permanente. </text:p>
      <text:p text:style-name="P14"><text:soft-page-break/>Esto ocurre porque la mezcla ha alcanzado el punto de equivalencia, lo que se indica cambiando de color debido a la reacción con el indicador (fenolftale<text:span text:style-name="T19">í</text:span>na) añadido anteriormente. <text:span text:style-name="T12">Cuando el punto de equivalencia se haya alcanzado, apuntaremos el volumen de la disolución de NaOH que se ha necesitado. Realizaremos varias medidas y haremos la media, para tener mas exactitud en la medida.</text:span></text:p>
      <text:p text:style-name="P29"/>
      <text:p text:style-name="P15">La reacción que tiene lugar es la siguiente :</text:p>
      <text:p text:style-name="P50"><draw:line text:anchor-type="paragraph" draw:z-index="18" draw:name="Forma1" draw:style-name="gr1" draw:text-style-name="P55" svg:x1="8.065cm" svg:y1="0.638cm" svg:x2="9.12cm" svg:y2="0.631cm"><text:p/></draw:line><text:span text:style-name="T12">CH3-CHOH-COOH</text:span> + NaOH <text:s text:c="9"/><text:span text:style-name="T13"><text:s text:c="3"/>CH3-CHOH-COONa</text:span>+ H2O </text:p>
      <text:p text:style-name="P26">Como la reacción tiene una estequiometr<text:span text:style-name="T19">í</text:span>a 1 a <text:span text:style-name="T2">1</text:span> podremos calcular la <text:span text:style-name="T3">concentración</text:span> de la <text:span text:style-name="T3">leche</text:span> con la siguiente formula: </text:p>
      <text:p text:style-name="P26"/>
      <text:p text:style-name="P21"><draw:frame draw:style-name="fr1" draw:name="Objeto9" text:anchor-type="as-char" svg:y="-0.377cm" svg:width="4.217cm" svg:height="0.467cm" draw:z-index="6"><draw:object xlink:href="./Object 9" xlink:type="simple" xlink:show="embed" xlink:actuate="onLoad"/><draw:image xlink:href="./ObjectReplacements/Object 9" xlink:type="simple" xlink:show="embed" xlink:actuate="onLoad"/><svg:desc>fórmula</svg:desc></draw:frame>= <draw:frame draw:style-name="fr1" draw:name="Objeto10" text:anchor-type="as-char" svg:y="-0.377cm" svg:width="3.491cm" svg:height="0.46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h text:style-name="Heading_20_1" text:outline-level="1"><text:span text:style-name="T12">R</text:span>esultados</text:h>
      <text:p text:style-name="P42">Valoración de la disolución de NaOH con Ac. Oxálico:<text:span text:style-name="T20"> </text:span></text:p>
      <text:p text:style-name="P4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46">V <text:span text:style-name="T8">NaOH</text:span> (mL): </text:p>
          </table:table-cell>
          <table:table-cell table:style-name="Tabla1.A1" office:value-type="string">
            <text:p text:style-name="P47">18; 18,5; 18,6</text:p>
            <text:p text:style-name="P47"><text:span text:style-name="T4">media</text:span>: 18,37 mL</text:p>
          </table:table-cell>
          <table:table-cell table:style-name="Tabla1.A1" office:value-type="string">
            <text:p text:style-name="P46">C <text:span text:style-name="T8">NaOH</text:span> (mol/L) </text:p>
          </table:table-cell>
          <table:table-cell table:style-name="Tabla1.D1" office:value-type="string">
            <text:p text:style-name="P47">0,044 M</text:p>
          </table:table-cell>
        </table:table-row>
      </table:table>
      <text:p text:style-name="P19"/>
      <text:p text:style-name="P39">Para determinar la molaridad real de la disolución de NaOH, utilizaremos la siguiente formula sabiendo que la relación estequiométrica es 1 a 2:</text:p>
      <text:p text:style-name="P27"/>
      <text:p text:style-name="P23"><draw:frame draw:style-name="fr1" draw:name="Objeto13" text:anchor-type="as-char" svg:y="-0.377cm" svg:width="6.022cm" svg:height="0.467cm" draw:z-index="10"><draw:object xlink:href="./Object 13" xlink:type="simple" xlink:show="embed" xlink:actuate="onLoad"/><draw:image xlink:href="./ObjectReplacements/Object 13" xlink:type="simple" xlink:show="embed" xlink:actuate="onLoad"/><svg:desc>fórmula</svg:desc></draw:frame>= <draw:frame draw:style-name="fr1" draw:name="Objeto14" text:anchor-type="as-char" svg:y="-0.377cm" svg:width="3.491cm" svg:height="0.467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3"/>
      <text:p text:style-name="P39">Como sabemos el volumen y la molaridad de la disolución patrón de ácido oxálico y el volumen de NaOH <text:span text:style-name="T22">utilizados</text:span> en la reacción, despejando obtenemos la molaridad de NaOH:</text:p>
      <text:p text:style-name="P39"/>
      <text:p text:style-name="P22">M NaOH = <draw:frame draw:style-name="fr1" draw:name="Objeto15" text:anchor-type="as-char" svg:y="-0.619cm" svg:width="6.107cm" svg:height="0.998cm" draw:z-index="12"><draw:object xlink:href="./Object 15" xlink:type="simple" xlink:show="embed" xlink:actuate="onLoad"/><draw:image xlink:href="./ObjectReplacements/Object 15" xlink:type="simple" xlink:show="embed" xlink:actuate="onLoad"/><svg:desc>fórmula</svg:desc></draw:frame>= <draw:frame draw:style-name="fr1" draw:name="Objeto16" text:anchor-type="as-char" svg:y="-0.619cm" svg:width="2.785cm" svg:height="0.998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12">= 0,044 M</text:span></text:p>
      <text:p text:style-name="P22"/>
      <text:p text:style-name="P43">Valoración de la leche con NaOH:<text:span text:style-name="T20"> </text:span></text:p>
      <text:p text:style-name="P34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A"/>
        <table:table-column table:style-name="Tabla2.F" table:number-columns-repeated="2"/>
        <table:table-column table:style-name="Tabla2.H"/>
        <table:table-row>
          <table:table-cell table:style-name="Tabla2.A1" office:value-type="string">
            <text:p text:style-name="P46">V<text:span text:style-name="T8">NaOH</text:span> (mL): </text:p>
          </table:table-cell>
          <table:table-cell table:style-name="Tabla2.A1" office:value-type="string">
            <text:p text:style-name="P48">8,5; 8,3</text:p>
            <text:p text:style-name="P48"><text:span text:style-name="T4">media:</text:span> 8,4</text:p>
          </table:table-cell>
          <table:table-cell table:style-name="Tabla2.A1" office:value-type="string">
            <text:p text:style-name="P46">C<text:span text:style-name="T8"> AL,leche</text:span> (mol/L) </text:p>
          </table:table-cell>
          <table:table-cell table:style-name="Tabla2.A1" office:value-type="string">
            <text:p text:style-name="P48">0,018<text:span text:style-name="T7">48</text:span> M</text:p>
          </table:table-cell>
          <table:table-cell table:style-name="Tabla2.A1" office:value-type="string">
            <text:p text:style-name="P46">C<text:span text:style-name="T8"> AL,leche</text:span> <text:s/>(<text:span text:style-name="T10">g</text:span>/L) </text:p>
          </table:table-cell>
          <table:table-cell table:style-name="Tabla2.A1" office:value-type="string">
            <text:p text:style-name="P44"><text:span text:style-name="T10">1</text:span>,6632 g/L</text:p>
          </table:table-cell>
          <table:table-cell table:style-name="Tabla2.A1" office:value-type="string">
            <text:p text:style-name="P46">Grados Dornic <text:span text:style-name="T3">(Dcº)</text:span></text:p>
          </table:table-cell>
          <table:table-cell table:style-name="Tabla2.H1" office:value-type="string">
            <text:p text:style-name="P47">16,63<text:span text:style-name="T7">2 Dcº</text:span></text:p>
          </table:table-cell>
        </table:table-row>
      </table:table>
      <text:p text:style-name="P19"/>
      <text:p text:style-name="P40">Para determinar la concentración de ácido láctico, utilizaremos la siguiente formula sabiendo que la relación estequiométrica es 1 a 1:</text:p>
      <text:p text:style-name="P28"/>
      <text:p text:style-name="P22"><draw:frame draw:style-name="fr1" draw:name="Objeto19" text:anchor-type="as-char" svg:y="-0.377cm" svg:width="4.217cm" svg:height="0.467cm" draw:z-index="14"><draw:object xlink:href="./Object 19" xlink:type="simple" xlink:show="embed" xlink:actuate="onLoad"/><draw:image xlink:href="./ObjectReplacements/Object 19" xlink:type="simple" xlink:show="embed" xlink:actuate="onLoad"/><svg:desc>fórmula</svg:desc></draw:frame>= <draw:frame draw:style-name="fr1" draw:name="Objeto20" text:anchor-type="as-char" svg:y="-0.377cm" svg:width="3.491cm" svg:height="0.467cm" draw:z-index="15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22"/>
      <text:p text:style-name="P40">Como sabemos el volumen y la molaridad de la disolución NaOH <text:span text:style-name="T21">y el volumen de leche utilizados</text:span> en la reacción, despejando obtenemos la concentración de ácido láctico:</text:p>
      <text:p text:style-name="P22"/>
      <text:p text:style-name="P24"><text:span text:style-name="T12">M ácido láctico = </text:span><text:span text:style-name="T12"><draw:frame draw:style-name="fr1" draw:name="Objeto17" text:anchor-type="as-char" svg:y="-0.619cm" svg:width="3.575cm" svg:height="0.998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2">= </text:span><text:span text:style-name="T12"><draw:frame draw:style-name="fr1" draw:name="Objeto18" text:anchor-type="as-char" svg:y="-0.619cm" svg:width="3.2cm" svg:height="0.99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2">= 0,01848 M</text:span></text:p>
      <text:p text:style-name="P41"><text:soft-page-break/>Para pasar de mol/L a g/L como sabemos la masa molar del ácido láctico, utilizaremos un factor de conversión.</text:p>
      <text:p text:style-name="P31"/>
      <text:p text:style-name="P31">Mm <text:span text:style-name="T9">AL</text:span> = 90 g/mol</text:p>
      <text:p text:style-name="P30"/>
      <text:p text:style-name="P34"><text:span text:style-name="T12">0,</text:span>01848 M · <draw:frame draw:style-name="fr1" draw:name="Objeto11" text:anchor-type="as-char" svg:y="-0.619cm" svg:width="1.189cm" svg:height="0.998cm" draw:z-index="7"><draw:object xlink:href="./Object 11" xlink:type="simple" xlink:show="embed" xlink:actuate="onLoad"/><draw:image xlink:href="./ObjectReplacements/Object 11" xlink:type="simple" xlink:show="embed" xlink:actuate="onLoad"/></draw:frame>= 1,6632 g/L</text:p>
      <text:p text:style-name="P29"><text:s text:c="2"/></text:p>
      <text:p text:style-name="P35">Como los <text:span text:style-name="T11">g</text:span>rados Dornic equivalen a 0,1 g de ácido láctico por L de leche:</text:p>
      <text:p text:style-name="P35"/>
      <text:p text:style-name="P36">1,6632 g/L · <text:s/><draw:frame draw:style-name="fr1" draw:name="Objeto12" text:anchor-type="as-char" svg:y="-0.619cm" svg:width="1.101cm" svg:height="0.998cm" draw:z-index="8"><draw:object xlink:href="./Object 12" xlink:type="simple" xlink:show="embed" xlink:actuate="onLoad"/><draw:image xlink:href="./ObjectReplacements/Object 12" xlink:type="simple" xlink:show="embed" xlink:actuate="onLoad"/><svg:desc>fórmula</svg:desc></draw:frame>= 16,632 Dcº</text:p>
      <text:p text:style-name="P36"/>
      <text:p text:style-name="P36"/>
      <text:h text:style-name="Heading_20_1" text:outline-level="1">Conclusiones</text:h>
      <text:p text:style-name="P37"/>
      <text:p text:style-name="P38">Al calcular la molaridad real de la disolución de NaOH observamos que no es 0,05 M, pero el valor obtenido 0,044 M es muy próximo <text:s/>(solo se comete un error σ = 0,006 M). Esto se puede deber a la perdida de una pequeña cantidad de disolución a la hora de transvasar la sustancia o a un error de medida al utilizar la pipeta o el matraz aforado, ya que no se puede enrasar con exactitud.</text:p>
      <text:p text:style-name="P38"/>
      <text:p text:style-name="P38">El resultado obtenido al calcular los <text:span text:style-name="T11">g</text:span>rados Dornic (16,632 Dcº) se ajusta a lo esperado, <text:span text:style-name="T11">ya que dicho resultado esta entre los 16 y 20 grados Dornic que debe tener una leche de buena calidad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border-line-width-bottom="0.035cm 0.035cm 0.035cm" fo:padding="0.049cm" fo:border-left="none" fo:border-right="none" fo:border-top="none" fo:border-bottom="3pt double #000000"/>
      <style:text-properties fo:font-size="125%" fo:font-weight="bold" style:font-size-asian="130%" style:font-weight-asian="bold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n_20_título1" style:display-name="Sin título1" style:family="paragraph" style:parent-style-name="Heading_20_1" style:default-outline-level="" style:list-style-name="">
      <style:paragraph-properties style:border-line-width-bottom="0.053cm 0.026cm 0.026cm" fo:padding="0.049cm" fo:border-left="none" fo:border-right="none" fo:border-top="none" fo:border-bottom="3pt double 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24:06.676000000</meta:creation-date>
    <dc:date>2019-02-06T20:57:24.524000000</dc:date>
    <meta:editing-duration>PT11M59S</meta:editing-duration>
    <meta:editing-cycles>7</meta:editing-cycles>
    <meta:generator>LibreOffice/6.1.1.2$Windows_X86_64 LibreOffice_project/5d19a1bfa650b796764388cd8b33a5af1f5baa1b</meta:generator>
    <meta:document-statistic meta:table-count="2" meta:image-count="0" meta:object-count="16" meta:page-count="4" meta:paragraph-count="68" meta:word-count="1041" meta:character-count="6054" meta:non-whitespace-character-count="5011"/>
  </office:meta>
</office:document-meta>
</file>

<file path=Object 1/content.xml><?xml version="1.0" encoding="utf-8"?>
<math xmlns="http://www.w3.org/1998/Math/MathML" display="block">
  <semantics>
    <mfrac>
      <mrow>
        <mn>1</mn>
        <mi mathvariant="italic">mol</mi>
      </mrow>
      <mrow>
        <mn>0,1</mn>
        <mi>L</mi>
      </mrow>
    </mfrac>
    <annotation encoding="StarMath 5.0"> {1 mol} over {0,1 L}  </annotation>
  </semantics>
</math>
</file>

<file path=Object 10/content.xml><?xml version="1.0" encoding="utf-8"?>
<math xmlns="http://www.w3.org/1998/Math/MathML" display="block">
  <semantics>
    <mrow>
      <mi>V</mi>
      <mrow>
        <mi mathvariant="italic">NaOH</mi>
        <mo stretchy="false">⋅</mo>
        <mi>M</mi>
      </mrow>
      <mi mathvariant="italic">NaOH</mi>
    </mrow>
    <annotation encoding="StarMath 5.0">V NaOH cdot M NaOH </annotation>
  </semantics>
</math>
</file>

<file path=Object 11/content.xml><?xml version="1.0" encoding="utf-8"?>
<math xmlns="http://www.w3.org/1998/Math/MathML" display="block">
  <semantics>
    <mfrac>
      <mrow>
        <mn>90</mn>
        <mi>g</mi>
      </mrow>
      <mrow>
        <mn>1</mn>
        <mi mathvariant="italic">mol</mi>
      </mrow>
    </mfrac>
    <annotation encoding="StarMath 5.0">{90 g} over {1 mol} </annotation>
  </semantics>
</math>
</file>

<file path=Object 12/content.xml><?xml version="1.0" encoding="utf-8"?>
<math xmlns="http://www.w3.org/1998/Math/MathML" display="block">
  <semantics>
    <mfrac>
      <mrow>
        <mn>1</mn>
        <mi>L</mi>
      </mrow>
      <mrow>
        <mn>0,1</mn>
        <mi>g</mi>
      </mrow>
    </mfrac>
    <annotation encoding="StarMath 5.0">{1 L} over {0,1 g} </annotation>
  </semantics>
</math>
</file>

<file path=Object 13/content.xml><?xml version="1.0" encoding="utf-8"?>
<math xmlns="http://www.w3.org/1998/Math/MathML" display="block">
  <semantics>
    <mrow>
      <mrow>
        <mn>2</mn>
        <mo stretchy="false">⋅</mo>
        <mi>V</mi>
      </mrow>
      <mi mathvariant="italic">ácido</mi>
      <mrow>
        <mi mathvariant="italic">oxálico</mi>
        <mo stretchy="false">⋅</mo>
        <mi>M</mi>
      </mrow>
      <mi mathvariant="italic">ácido</mi>
      <mi mathvariant="italic">oxálico</mi>
    </mrow>
    <annotation encoding="StarMath 5.0">2  cdot  V ácido oxálico cdot M ácido oxálico </annotation>
  </semantics>
</math>
</file>

<file path=Object 14/content.xml><?xml version="1.0" encoding="utf-8"?>
<math xmlns="http://www.w3.org/1998/Math/MathML" display="block">
  <semantics>
    <mrow>
      <mi>V</mi>
      <mrow>
        <mi mathvariant="italic">NaOH</mi>
        <mo stretchy="false">⋅</mo>
        <mi>M</mi>
      </mrow>
      <mi mathvariant="italic">NaOH</mi>
    </mrow>
    <annotation encoding="StarMath 5.0">V NaOH cdot M NaOH </annotation>
  </semantics>
</math>
</file>

<file path=Object 15/content.xml><?xml version="1.0" encoding="utf-8"?>
<math xmlns="http://www.w3.org/1998/Math/MathML" display="block">
  <semantics>
    <mfrac>
      <mrow>
        <mrow>
          <mn>2</mn>
          <mo stretchy="false">⋅</mo>
          <mi>V</mi>
        </mrow>
        <mi mathvariant="italic">ácido</mi>
        <mrow>
          <mi mathvariant="italic">oxálico</mi>
          <mo stretchy="false">⋅</mo>
          <mi>M</mi>
        </mrow>
        <mi mathvariant="italic">ácido</mi>
        <mi mathvariant="italic">oxálico</mi>
      </mrow>
      <mrow>
        <mi>V</mi>
        <mi mathvariant="italic">NaOH</mi>
      </mrow>
    </mfrac>
    <annotation encoding="StarMath 5.0">{2  cdot  V ácido oxálico cdot M ácido oxálico } over {V NaOH} </annotation>
  </semantics>
</math>
</file>

<file path=Object 16/content.xml><?xml version="1.0" encoding="utf-8"?>
<math xmlns="http://www.w3.org/1998/Math/MathML" display="block">
  <semantics>
    <mfrac>
      <mrow>
        <mrow>
          <mn>2</mn>
          <mo stretchy="false">⋅</mo>
          <mn>5</mn>
        </mrow>
        <mrow>
          <mi mathvariant="italic">mL</mi>
          <mo stretchy="false">⋅</mo>
          <mn>0,08</mn>
        </mrow>
        <mi>M</mi>
      </mrow>
      <mrow>
        <mn>18,37</mn>
        <mi mathvariant="italic">mL</mi>
      </mrow>
    </mfrac>
    <annotation encoding="StarMath 5.0">{2  cdot  5 mL cdot 0,08 M } over {18,37 mL} </annotation>
  </semantics>
</math>
</file>

<file path=Object 17/content.xml><?xml version="1.0" encoding="utf-8"?>
<math xmlns="http://www.w3.org/1998/Math/MathML" display="block">
  <semantics>
    <mfrac>
      <mrow>
        <mi>V</mi>
        <mrow>
          <mi mathvariant="italic">NaOH</mi>
          <mo stretchy="false">⋅</mo>
          <mi>M</mi>
        </mrow>
        <mi mathvariant="italic">NaOH</mi>
      </mrow>
      <mrow>
        <mi>V</mi>
        <mi mathvariant="italic">leche</mi>
      </mrow>
    </mfrac>
    <annotation encoding="StarMath 5.0">{V NaOH cdot M NaOH } over {V leche} </annotation>
  </semantics>
</math>
</file>

<file path=Object 18/content.xml><?xml version="1.0" encoding="utf-8"?>
<math xmlns="http://www.w3.org/1998/Math/MathML" display="block">
  <semantics>
    <mfrac>
      <mrow>
        <mn>8,4</mn>
        <mrow>
          <mi mathvariant="italic">mL</mi>
          <mo stretchy="false">⋅</mo>
          <mn>0,0044</mn>
        </mrow>
        <mi>M</mi>
      </mrow>
      <mrow>
        <mn>20</mn>
        <mi mathvariant="italic">mL</mi>
      </mrow>
    </mfrac>
    <annotation encoding="StarMath 5.0">{8,4 mL cdot 0,0044 M } over {20 mL} </annotation>
  </semantics>
</math>
</file>

<file path=Object 19/content.xml><?xml version="1.0" encoding="utf-8"?>
<math xmlns="http://www.w3.org/1998/Math/MathML" display="block">
  <semantics>
    <mrow>
      <mi>V</mi>
      <mrow>
        <mi mathvariant="italic">leche</mi>
        <mo stretchy="false">⋅</mo>
        <mi>M</mi>
      </mrow>
      <mi mathvariant="italic">ácido</mi>
      <mi mathvariant="italic">láctico</mi>
    </mrow>
    <annotation encoding="StarMath 5.0">V leche cdot M ácido láctico</annotation>
  </semantics>
</math>
</file>

<file path=Object 2/content.xml><?xml version="1.0" encoding="utf-8"?>
<math xmlns="http://www.w3.org/1998/Math/MathML" display="block">
  <semantics>
    <mfrac>
      <mrow>
        <mn>40</mn>
        <mi>g</mi>
      </mrow>
      <mrow>
        <mn>1</mn>
        <mi mathvariant="italic">mol</mi>
      </mrow>
    </mfrac>
    <annotation encoding="StarMath 5.0">{40 g} over {1 mol} </annotation>
  </semantics>
</math>
</file>

<file path=Object 20/content.xml><?xml version="1.0" encoding="utf-8"?>
<math xmlns="http://www.w3.org/1998/Math/MathML" display="block">
  <semantics>
    <mrow>
      <mi>V</mi>
      <mrow>
        <mi mathvariant="italic">NaOH</mi>
        <mo stretchy="false">⋅</mo>
        <mi>M</mi>
      </mrow>
      <mi mathvariant="italic">NaOH</mi>
    </mrow>
    <annotation encoding="StarMath 5.0">V NaOH cdot M NaOH </annotation>
  </semantics>
</math>
</file>

<file path=Object 3/content.xml><?xml version="1.0" encoding="utf-8"?>
<math xmlns="http://www.w3.org/1998/Math/MathML" display="block">
  <semantics>
    <mrow>
      <mrow>
        <mn>2</mn>
        <mo stretchy="false">⋅</mo>
        <mi>V</mi>
      </mrow>
      <mi mathvariant="italic">ácido</mi>
      <mrow>
        <mi mathvariant="italic">oxálico</mi>
        <mo stretchy="false">⋅</mo>
        <mi>M</mi>
      </mrow>
      <mi mathvariant="italic">ácido</mi>
      <mi mathvariant="italic">oxálico</mi>
    </mrow>
    <annotation encoding="StarMath 5.0">2  cdot  V ácido oxálico cdot M ácido oxálico </annotation>
  </semantics>
</math>
</file>

<file path=Object 4/content.xml><?xml version="1.0" encoding="utf-8"?>
<math xmlns="http://www.w3.org/1998/Math/MathML" display="block">
  <semantics>
    <mrow>
      <mi>V</mi>
      <mrow>
        <mi mathvariant="italic">NaOH</mi>
        <mo stretchy="false">⋅</mo>
        <mi>M</mi>
      </mrow>
      <mi mathvariant="italic">NaOH</mi>
    </mrow>
    <annotation encoding="StarMath 5.0">V NaOH cdot M NaOH </annotation>
  </semantics>
</math>
</file>

<file path=Object 9/content.xml><?xml version="1.0" encoding="utf-8"?>
<math xmlns="http://www.w3.org/1998/Math/MathML" display="block">
  <semantics>
    <mrow>
      <mi>V</mi>
      <mrow>
        <mi mathvariant="italic">leche</mi>
        <mo stretchy="false">⋅</mo>
        <mi>M</mi>
      </mrow>
      <mi mathvariant="italic">ácido</mi>
      <mi mathvariant="italic">láctico</mi>
    </mrow>
    <annotation encoding="StarMath 5.0">V leche cdot M ácido láctico</annotation>
  </semantics>
</math>
</file>